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57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42cm"/>
    </style:style>
    <style:style style:name="Table1.C" style:family="table-column">
      <style:table-column-properties style:column-width="2.549cm"/>
    </style:style>
    <style:style style:name="Table1.E" style:family="table-column">
      <style:table-column-properties style:column-width="1.25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16cm" table:align="left"/>
    </style:style>
    <style:style style:name="Table3.A" style:family="table-column">
      <style:table-column-properties style:column-width="2.069cm"/>
    </style:style>
    <style:style style:name="Table3.B" style:family="table-column">
      <style:table-column-properties style:column-width="3.173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3.A2" style:family="table-cell" style:data-style-name="N121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693cm" table:align="left"/>
    </style:style>
    <style:style style:name="Table2.A" style:family="table-column">
      <style:table-column-properties style:column-width="2.549cm"/>
    </style:style>
    <style:style style:name="Table2.B" style:family="table-column">
      <style:table-column-properties style:column-width="2.04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3.5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 style:data-style-name="N121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officeooo:paragraph-rsid="000fdaf3"/>
    </style:style>
    <style:style style:name="P2" style:family="paragraph" style:parent-style-name="Frame_20_contents">
      <style:text-properties officeooo:rsid="00142614" officeooo:paragraph-rsid="00142614"/>
    </style:style>
    <style:style style:name="P3" style:family="paragraph" style:parent-style-name="Frame_20_contents">
      <style:text-properties officeooo:rsid="00159379" officeooo:paragraph-rsid="00159379"/>
    </style:style>
    <style:style style:name="P4" style:family="paragraph" style:parent-style-name="Standard">
      <style:text-properties officeooo:paragraph-rsid="000fdaf3"/>
    </style:style>
    <style:style style:name="P5" style:family="paragraph" style:parent-style-name="Standard">
      <style:text-properties fo:font-size="9pt" officeooo:paragraph-rsid="000fdaf3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10pt" officeooo:rsid="001e68fb" officeooo:paragraph-rsid="001e68fb" style:font-size-asian="10pt" style:font-size-complex="10pt"/>
    </style:style>
    <style:style style:name="P7" style:family="paragraph" style:parent-style-name="Standard">
      <style:text-properties officeooo:rsid="00220900" officeooo:paragraph-rsid="00220900"/>
    </style:style>
    <style:style style:name="P8" style:family="paragraph" style:parent-style-name="Standard">
      <style:text-properties officeooo:rsid="0023798e" officeooo:paragraph-rsid="0023798e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officeooo:paragraph-rsid="000fdaf3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bold" officeooo:paragraph-rsid="000fdaf3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officeooo:rsid="0015fda4" officeooo:paragraph-rsid="0015fda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ceef7" officeooo:paragraph-rsid="000fdaf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0fdaf3" style:font-size-asian="10pt" style:font-size-complex="10pt"/>
    </style:style>
    <style:style style:name="P14" style:family="paragraph" style:parent-style-name="Table_20_Contents">
      <style:text-properties officeooo:paragraph-rsid="000fdaf3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9b990" officeooo:paragraph-rsid="0019b990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paragraph-rsid="000fdaf3" style:font-size-asian="11pt" style:font-size-complex="11pt"/>
    </style:style>
    <style:style style:name="P17" style:family="paragraph" style:parent-style-name="Standard"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0fdaf3" style:font-size-asian="9pt" style:font-style-asian="normal" style:font-weight-asian="normal" style:font-size-complex="9pt" style:text-emphasize="none"/>
    </style:style>
    <style:style style:name="P18" style:family="paragraph" style:parent-style-name="Footer">
      <style:paragraph-properties fo:text-align="end" style:justify-single-word="false"/>
      <style:text-properties fo:font-size="10pt" officeooo:rsid="0023798e" officeooo:paragraph-rsid="00282c76" style:font-size-asian="10pt" style:font-size-complex="10pt"/>
    </style:style>
    <style:style style:name="T1" style:family="text">
      <style:text-properties officeooo:rsid="000fdaf3"/>
    </style:style>
    <style:style style:name="T2" style:family="text">
      <style:text-properties officeooo:rsid="0012f74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b990"/>
    </style:style>
    <style:style style:name="T5" style:family="text">
      <style:text-properties officeooo:rsid="001b266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Frame1" text:anchor-type="paragraph" svg:x="0.051cm" svg:y="-0.148cm" svg:width="10.056cm" draw:z-index="0"><draw:text-box fo:min-height="16.693cm"><table:table table:name="Table1" table:style-name="Table1"><table:table-column table:style-name="Table1.A"/><table:table-column table:style-name="Table1.B"/><table:table-column table:style-name="Table1.C" table:number-columns-repeated="2"/><table:table-column table:style-name="Table1.E"/><table:table-row table:style-name="TableLine94740502612704"><table:table-cell table:style-name="Table1.A1" office:value-type="string"><text:p text:style-name="P9">Question</text:p></table:table-cell><table:table-cell table:style-name="Table1.A1" office:value-type="string"><text:p text:style-name="P9">Your</text:p><text:p text:style-name="P9">answer<text:line-break/>(T/F)</text:p></table:table-cell><table:table-cell table:style-name="Table1.A1" office:value-type="string"><text:p text:style-name="P9">Confidence<text:line-break/>50% 60% 70%<text:line-break/>80% 90% 99%</text:p></table:table-cell><table:table-cell table:style-name="Table1.A1" office:value-type="string"><text:p text:style-name="P9">Was your<text:line-break/>answer correct?</text:p></table:table-cell><table:table-cell table:style-name="Table1.E1" office:value-type="string"><text:p text:style-name="P9">Score</text:p></table:table-cell></table:table-row><table:table-row table:style-name="TableLine94740502884464"><table:table-cell table:style-name="Table1.A2" office:value-type="string"><text:p text:style-name="P12">1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87840"><table:table-cell table:style-name="Table1.A2" office:value-type="string"><text:p text:style-name="P12">2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88976"><table:table-cell table:style-name="Table1.A2" office:value-type="string"><text:p text:style-name="P12">3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0240"><table:table-cell table:style-name="Table1.A2" office:value-type="string"><text:p text:style-name="P12">4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1536"><table:table-cell table:style-name="Table1.A2" office:value-type="string"><text:p text:style-name="P12">5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2704"><table:table-cell table:style-name="Table1.A2" office:value-type="string"><text:p text:style-name="P12">6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3920"><table:table-cell table:style-name="Table1.A2" office:value-type="string"><text:p text:style-name="P12">7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5136"><table:table-cell table:style-name="Table1.A2" office:value-type="string"><text:p text:style-name="P12">8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6272"><table:table-cell table:style-name="Table1.A2" office:value-type="string"><text:p text:style-name="P12">9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7488"><table:table-cell table:style-name="Table1.A2" office:value-type="string"><text:p text:style-name="P12">10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8704"><table:table-cell table:style-name="Table1.A2" office:value-type="string"><text:p text:style-name="P12">11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899920"><table:table-cell table:style-name="Table1.A2" office:value-type="string"><text:p text:style-name="P12">12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1136"><table:table-cell table:style-name="Table1.A2" office:value-type="string"><text:p text:style-name="P12">13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2352"><table:table-cell table:style-name="Table1.A2" office:value-type="string"><text:p text:style-name="P12">14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3568"><table:table-cell table:style-name="Table1.A2" office:value-type="string"><text:p text:style-name="P12">15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4784"><table:table-cell table:style-name="Table1.A2" office:value-type="string"><text:p text:style-name="P12">16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6000"><table:table-cell table:style-name="Table1.A2" office:value-type="string"><text:p text:style-name="P12">17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7216"><table:table-cell table:style-name="Table1.A2" office:value-type="string"><text:p text:style-name="P12">18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8432"><table:table-cell table:style-name="Table1.A2" office:value-type="string"><text:p text:style-name="P12">19</text:p></table:table-cell><table:table-cell table:style-name="Table1.B20" office:value-type="string"><text:p text:style-name="P14"/></table:table-cell><table:table-cell table:style-name="Table1.C20" office:value-type="string"><text:p text:style-name="P14"/></table:table-cell><table:table-cell table:style-name="Table1.D20" office:value-type="string"><text:p text:style-name="P14"/></table:table-cell><table:table-cell table:style-name="Table1.E20" office:value-type="string"><text:p text:style-name="P14"/></table:table-cell></table:table-row><table:table-row table:style-name="TableLine94740502909648"><table:table-cell table:style-name="Table1.A2" office:value-type="string"><text:p text:style-name="P12">20</text:p></table:table-cell><table:table-cell table:style-name="Table1.B21" office:value-type="string"><text:p text:style-name="P14"/></table:table-cell><table:table-cell table:style-name="Table1.C21" office:value-type="string"><text:p text:style-name="P14"/></table:table-cell><table:table-cell table:style-name="Table1.D21" office:value-type="string"><text:p text:style-name="P14"/></table:table-cell><table:table-cell table:style-name="Table1.E21" office:value-type="string"><text:p text:style-name="P14"/></table:table-cell></table:table-row></table:table><text:p text:style-name="P4"/><text:p text:style-name="P6">Total score: <text:s text:c="21"/></text:p></draw:text-box></draw:frame><draw:frame draw:style-name="fr1" draw:name="Frame3" text:anchor-type="paragraph" svg:x="14.021cm" svg:y="0.076cm" svg:width="11.259cm" draw:z-index="2"><draw:text-box fo:min-height="7.56cm"><text:p text:style-name="P3">Scoring table</text:p><text:p text:style-name="P1"/><table:table table:name="Table3" table:style-name="Table3"><table:table-column table:style-name="Table3.A"/><table:table-column table:style-name="Table3.B" table:number-columns-repeated="2"/><table:table-row table:style-name="TableLine94740502913312"><table:table-cell table:style-name="Table3.A1" office:value-type="string"><text:p text:style-name="P10">Confidence</text:p></table:table-cell><table:table-cell table:style-name="Table3.A1" office:value-type="string"><text:p text:style-name="P11">Score for <text:span text:style-name="T3">correct</text:span> answers</text:p></table:table-cell><table:table-cell table:style-name="Table3.C1" office:value-type="string"><text:p text:style-name="P11">Score for <text:span text:style-name="T3">incorrect</text:span> answers</text:p></table:table-cell></table:table-row><table:table-row table:style-name="TableLine94740502931968"><table:table-cell table:style-name="Table3.A2" office:value-type="percentage" office:value="0.5"><text:p text:style-name="P13">50 %</text:p></table:table-cell><table:table-cell table:style-name="Table3.B2" office:value-type="string"><text:p text:style-name="P15">0</text:p></table:table-cell><table:table-cell table:style-name="Table3.C2" office:value-type="string"><text:p text:style-name="P15">0</text:p></table:table-cell></table:table-row><table:table-row table:style-name="TableLine94740502933824"><table:table-cell table:style-name="Table3.A2" office:value-type="percentage" office:value="0.6"><text:p text:style-name="P13">60 %</text:p></table:table-cell><table:table-cell table:style-name="Table3.B3" office:value-type="string"><text:p text:style-name="P15">+2</text:p></table:table-cell><table:table-cell table:style-name="Table3.C3" office:value-type="string"><text:p text:style-name="P15">-3</text:p></table:table-cell></table:table-row><table:table-row table:style-name="TableLine94740502935744"><table:table-cell table:style-name="Table3.A2" office:value-type="percentage" office:value="0.7"><text:p text:style-name="P13">70 %</text:p></table:table-cell><table:table-cell table:style-name="Table3.B4" office:value-type="string"><text:p text:style-name="P15">+5</text:p></table:table-cell><table:table-cell table:style-name="Table3.C4" office:value-type="string"><text:p text:style-name="P16">-<text:span text:style-name="T4">8</text:span></text:p></table:table-cell></table:table-row><table:table-row table:style-name="TableLine94740502938080"><table:table-cell table:style-name="Table3.A2" office:value-type="percentage" office:value="0.8"><text:p text:style-name="P13">80 %</text:p></table:table-cell><table:table-cell table:style-name="Table3.B5" office:value-type="string"><text:p text:style-name="P15">+7</text:p></table:table-cell><table:table-cell table:style-name="Table3.C5" office:value-type="string"><text:p text:style-name="P16">-<text:span text:style-name="T4">13</text:span></text:p></table:table-cell></table:table-row><table:table-row table:style-name="TableLine94740502940464"><table:table-cell table:style-name="Table3.A2" office:value-type="percentage" office:value="0.9"><text:p text:style-name="P13">90 %</text:p></table:table-cell><table:table-cell table:style-name="Table3.B6" office:value-type="string"><text:p text:style-name="P15">+9</text:p></table:table-cell><table:table-cell table:style-name="Table3.C6" office:value-type="string"><text:p text:style-name="P16">-<text:span text:style-name="T4">23</text:span></text:p></table:table-cell></table:table-row><table:table-row table:style-name="TableLine94740502942992"><table:table-cell table:style-name="Table3.A2" office:value-type="percentage" office:value="0.99"><text:p text:style-name="P13">99 %</text:p></table:table-cell><table:table-cell table:style-name="Table3.B7" office:value-type="string"><text:p text:style-name="P15">+10</text:p></table:table-cell><table:table-cell table:style-name="Table3.C7" office:value-type="string"><text:p text:style-name="P16">-<text:span text:style-name="T4">55</text:span></text:p></table:table-cell></table:table-row></table:table><text:p text:style-name="P4"/><text:p text:style-name="P17">Scoring copied from and simplified: https://acritch.com/credence-game/</text:p><text:p text:style-name="P5"/></draw:text-box></draw:frame></text:p>
      <text:p text:style-name="Standard"/>
      <text:p text:style-name="P4"/>
      <text:p text:style-name="P8"><draw:frame draw:style-name="fr1" draw:name="Frame2" text:anchor-type="paragraph" svg:x="14.021cm" svg:y="7.112cm" svg:width="11.301cm" draw:z-index="1"><draw:text-box fo:min-height="7.504cm"><text:p text:style-name="P2">Your calibration</text:p><text:p text:style-name="P1"/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Line94740502630000"><table:table-cell table:style-name="Table2.A1" office:value-type="string"><text:p text:style-name="P10">Confidence</text:p></table:table-cell><table:table-cell table:style-name="Table2.A1" office:value-type="string"><text:p text:style-name="P10">Nº correct<text:line-break/><text:span text:style-name="T2">a</text:span>nswers</text:p></table:table-cell><table:table-cell table:style-name="Table2.A1" office:value-type="string"><text:p text:style-name="P10">Nº total<text:line-break/><text:span text:style-name="T2">a</text:span>nswers</text:p></table:table-cell><table:table-cell table:style-name="Table2.D1" office:value-type="string"><text:p text:style-name="P10">Correct/Total ratio*</text:p></table:table-cell></table:table-row><table:table-row table:style-name="TableLine94740502971968"><table:table-cell table:style-name="Table2.A2" office:value-type="percentage" office:value="0.5"><text:p text:style-name="P13">50 %</text:p></table:table-cell><table:table-cell table:style-name="Table2.B7" office:value-type="string"><text:p text:style-name="P14"/></table:table-cell><table:table-cell table:style-name="Table2.C2" office:value-type="string"><text:p text:style-name="P14"/></table:table-cell><table:table-cell table:style-name="Table2.D2" office:value-type="string"><text:p text:style-name="P14"/></table:table-cell></table:table-row><table:table-row table:style-name="TableLine94740502974704"><table:table-cell table:style-name="Table2.A2" office:value-type="percentage" office:value="0.6"><text:p text:style-name="P13">60 %</text:p></table:table-cell><table:table-cell table:style-name="Table2.B7" office:value-type="string"><text:p text:style-name="P14"/></table:table-cell><table:table-cell table:style-name="Table2.C3" office:value-type="string"><text:p text:style-name="P14"/></table:table-cell><table:table-cell table:style-name="Table2.D3" office:value-type="string"><text:p text:style-name="P14"/></table:table-cell></table:table-row><table:table-row table:style-name="TableLine94740502977200"><table:table-cell table:style-name="Table2.A2" office:value-type="percentage" office:value="0.7"><text:p text:style-name="P13">70 %</text:p></table:table-cell><table:table-cell table:style-name="Table2.B7" office:value-type="string"><text:p text:style-name="P14"/></table:table-cell><table:table-cell table:style-name="Table2.C4" office:value-type="string"><text:p text:style-name="P14"/></table:table-cell><table:table-cell table:style-name="Table2.D4" office:value-type="string"><text:p text:style-name="P14"/></table:table-cell></table:table-row><table:table-row table:style-name="TableLine94740502979744"><table:table-cell table:style-name="Table2.A2" office:value-type="percentage" office:value="0.8"><text:p text:style-name="P13">80 %</text:p></table:table-cell><table:table-cell table:style-name="Table2.B7" office:value-type="string"><text:p text:style-name="P14"/></table:table-cell><table:table-cell table:style-name="Table2.C5" office:value-type="string"><text:p text:style-name="P14"/></table:table-cell><table:table-cell table:style-name="Table2.D5" office:value-type="string"><text:p text:style-name="P14"/></table:table-cell></table:table-row><table:table-row table:style-name="TableLine94740502982480"><table:table-cell table:style-name="Table2.A2" office:value-type="percentage" office:value="0.9"><text:p text:style-name="P13">90 %</text:p></table:table-cell><table:table-cell table:style-name="Table2.B7" office:value-type="string"><text:p text:style-name="P14"/></table:table-cell><table:table-cell table:style-name="Table2.C6" office:value-type="string"><text:p text:style-name="P14"/></table:table-cell><table:table-cell table:style-name="Table2.D6" office:value-type="string"><text:p text:style-name="P14"/></table:table-cell></table:table-row><table:table-row table:style-name="TableLine94740502985216"><table:table-cell table:style-name="Table2.A2" office:value-type="percentage" office:value="0.99"><text:p text:style-name="P13">99 %</text:p></table:table-cell><table:table-cell table:style-name="Table2.B7" office:value-type="string"><text:p text:style-name="P14"/></table:table-cell><table:table-cell table:style-name="Table2.C7" office:value-type="string"><text:p text:style-name="P14"/></table:table-cell><table:table-cell table:style-name="Table2.D7" office:value-type="string"><text:p text:style-name="P14"/></table:table-cell></table:table-row></table:table><text:p text:style-name="P4"/><text:p text:style-name="P5">* <text:span text:style-name="T1">If you are perfectly calibrated </text:span><text:span text:style-name="T5">it </text:span><text:span text:style-name="T1">will be equal to the confidenc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21">
      <number:number number:decimal-places="0" loext:min-decimal-places="0" number:min-integer-digits="1"/>
      <number:text> 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23798e" officeooo:paragraph-rsid="00282c76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ersonal calibration game – CC BY-SA 4.0 – www.rationality-freiburg.de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1:28:35.455147935</meta:creation-date>
    <dc:date>2022-06-02T19:53:33.322517991</dc:date>
    <meta:editing-duration>PT32M58S</meta:editing-duration>
    <meta:editing-cycles>24</meta:editing-cycles>
    <meta:generator>LibreOffice/6.4.7.2$Linux_X86_64 LibreOffice_project/40$Build-2</meta:generator>
    <meta:print-date>2022-05-31T11:58:01.406649507</meta:print-date>
    <meta:document-statistic meta:table-count="3" meta:image-count="0" meta:object-count="0" meta:page-count="1" meta:paragraph-count="63" meta:word-count="122" meta:character-count="589" meta:non-whitespace-character-count="506"/>
  </office:meta>
</office:document-meta>
</file>